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411fb25" officeooo:paragraph-rsid="0411fb25"/>
    </style:style>
    <style:style style:name="P4" style:family="paragraph" style:parent-style-name="Text_20_body">
      <style:text-properties officeooo:rsid="041c2c23" officeooo:paragraph-rsid="043d2eda"/>
    </style:style>
    <style:style style:name="P5" style:family="paragraph" style:parent-style-name="Text_20_body">
      <style:text-properties officeooo:rsid="0428f079" officeooo:paragraph-rsid="043d2eda"/>
    </style:style>
    <style:style style:name="P6" style:family="paragraph" style:parent-style-name="Text_20_body">
      <style:text-properties fo:font-style="normal" officeooo:rsid="03ada89d" officeooo:paragraph-rsid="03ada89d" style:font-style-asian="normal" style:font-style-complex="normal"/>
    </style:style>
    <style:style style:name="P7" style:family="paragraph" style:parent-style-name="Text_20_body">
      <style:text-properties fo:font-style="normal" officeooo:rsid="042307b2" officeooo:paragraph-rsid="045770c1" style:font-style-asian="normal" style:font-style-complex="normal"/>
    </style:style>
    <style:style style:name="P8" style:family="paragraph" style:parent-style-name="Text_20_body">
      <style:text-properties fo:font-style="normal" officeooo:rsid="03e1aa02" officeooo:paragraph-rsid="045770c1" style:font-style-asian="normal" style:font-style-complex="normal"/>
    </style:style>
    <style:style style:name="P9" style:family="paragraph" style:parent-style-name="Text_20_body">
      <style:text-properties officeooo:rsid="043f13b3" officeooo:paragraph-rsid="043f13b3"/>
    </style:style>
    <style:style style:name="P10" style:family="paragraph" style:parent-style-name="Text_20_body">
      <style:text-properties officeooo:rsid="0450b1e7" officeooo:paragraph-rsid="0450b1e7"/>
    </style:style>
    <style:style style:name="P11" style:family="paragraph" style:parent-style-name="Text_20_body">
      <style:text-properties officeooo:paragraph-rsid="04595b81"/>
    </style:style>
    <style:style style:name="P12" style:family="paragraph" style:parent-style-name="Heading_20_2">
      <style:text-properties officeooo:rsid="03bd9aad" officeooo:paragraph-rsid="0450b1e7"/>
    </style:style>
    <style:style style:name="P13" style:family="paragraph" style:parent-style-name="Heading_20_2">
      <style:text-properties fo:font-style="normal" officeooo:rsid="042307b2" officeooo:paragraph-rsid="045770c1" style:font-style-asian="normal" style:font-style-complex="normal"/>
    </style:style>
    <style:style style:name="P14" style:family="paragraph" style:parent-style-name="Heading_20_2">
      <style:text-properties fo:font-style="normal" officeooo:rsid="03ada89d" officeooo:paragraph-rsid="043f13b3" style:font-style-asian="normal" style:font-style-complex="normal"/>
    </style:style>
    <style:style style:name="P15" style:family="paragraph" style:parent-style-name="Heading_20_1">
      <style:text-properties officeooo:rsid="03ada89d" officeooo:paragraph-rsid="03ada89d"/>
    </style:style>
    <style:style style:name="P16" style:family="paragraph" style:parent-style-name="Heading_20_2">
      <style:text-properties officeooo:paragraph-rsid="043d2eda"/>
    </style:style>
    <style:style style:name="P17" style:family="paragraph" style:parent-style-name="Heading_20_2">
      <style:text-properties officeooo:paragraph-rsid="0411fb25"/>
    </style:style>
    <style:style style:name="P18" style:family="paragraph" style:parent-style-name="Heading_20_2">
      <style:text-properties officeooo:paragraph-rsid="03cff3f2"/>
    </style:style>
    <style:style style:name="P19" style:family="paragraph" style:parent-style-name="Heading_20_2">
      <style:text-properties officeooo:paragraph-rsid="045770c1"/>
    </style:style>
    <style:style style:name="P20" style:family="paragraph" style:parent-style-name="Heading_20_2">
      <style:text-properties officeooo:paragraph-rsid="0450b1e7"/>
    </style:style>
    <style:style style:name="P21" style:family="paragraph" style:parent-style-name="Text_20_body">
      <style:text-properties officeooo:rsid="045777df" officeooo:paragraph-rsid="0450b1e7"/>
    </style:style>
    <style:style style:name="P22" style:family="paragraph" style:parent-style-name="Text_20_body">
      <style:text-properties officeooo:rsid="045b50b8" officeooo:paragraph-rsid="045b50b8"/>
    </style:style>
    <style:style style:name="P23" style:family="paragraph" style:parent-style-name="Text_20_body">
      <style:text-properties officeooo:rsid="042732ae" officeooo:paragraph-rsid="042732ae"/>
    </style:style>
    <style:style style:name="P24" style:family="paragraph" style:parent-style-name="Text_20_body">
      <style:text-properties officeooo:rsid="03e1aa02" officeooo:paragraph-rsid="03e1aa02"/>
    </style:style>
    <style:style style:name="P25" style:family="paragraph" style:parent-style-name="Text_20_body">
      <style:text-properties officeooo:rsid="03e1aa02" officeooo:paragraph-rsid="0416131a"/>
    </style:style>
    <style:style style:name="P26" style:family="paragraph" style:parent-style-name="Text_20_body">
      <style:text-properties officeooo:rsid="03e1aa02" officeooo:paragraph-rsid="044f2e3b"/>
    </style:style>
    <style:style style:name="P27" style:family="paragraph" style:parent-style-name="Text_20_body">
      <style:text-properties officeooo:rsid="03f1c668" officeooo:paragraph-rsid="042732ae"/>
    </style:style>
    <style:style style:name="P28" style:family="paragraph" style:parent-style-name="Text_20_body">
      <style:text-properties fo:font-style="normal" officeooo:rsid="0411fb25" officeooo:paragraph-rsid="044982b5" style:font-style-asian="normal" style:font-style-complex="normal"/>
    </style:style>
    <style:style style:name="P29" style:family="paragraph" style:parent-style-name="Text_20_body">
      <style:text-properties officeooo:paragraph-rsid="044982b5"/>
    </style:style>
    <style:style style:name="P30" style:family="paragraph" style:parent-style-name="Text_20_body">
      <style:text-properties officeooo:paragraph-rsid="0462b545"/>
    </style:style>
    <style:style style:name="T1" style:family="text">
      <style:text-properties fo:font-style="italic" style:font-style-asian="italic" style:font-style-complex="italic"/>
    </style:style>
    <style:style style:name="T2" style:family="text">
      <style:text-properties officeooo:rsid="03cdcb80"/>
    </style:style>
    <style:style style:name="T3" style:family="text">
      <style:text-properties officeooo:rsid="040f0821"/>
    </style:style>
    <style:style style:name="T4" style:family="text">
      <style:text-properties officeooo:rsid="040f854d"/>
    </style:style>
    <style:style style:name="T5" style:family="text">
      <style:text-properties officeooo:rsid="0416131a"/>
    </style:style>
    <style:style style:name="T6" style:family="text">
      <style:text-properties officeooo:rsid="041d0c5a"/>
    </style:style>
    <style:style style:name="T7" style:family="text">
      <style:text-properties officeooo:rsid="042732ae"/>
    </style:style>
    <style:style style:name="T8" style:family="text">
      <style:text-properties officeooo:rsid="0433ae14"/>
    </style:style>
    <style:style style:name="T9" style:family="text">
      <style:text-properties officeooo:rsid="043f13b3"/>
    </style:style>
    <style:style style:name="T10" style:family="text">
      <style:text-properties officeooo:rsid="04406a2d"/>
    </style:style>
    <style:style style:name="T11" style:family="text">
      <style:text-properties officeooo:rsid="04494b44"/>
    </style:style>
    <style:style style:name="T12" style:family="text">
      <style:text-properties officeooo:rsid="044f2e3b"/>
    </style:style>
    <style:style style:name="T13" style:family="text">
      <style:text-properties officeooo:rsid="04562abf"/>
    </style:style>
    <style:style style:name="T14" style:family="text">
      <style:text-properties officeooo:rsid="045770c1"/>
    </style:style>
    <style:style style:name="T15" style:family="text">
      <style:text-properties officeooo:rsid="04595b81"/>
    </style:style>
    <style:style style:name="T16" style:family="text">
      <style:text-properties fo:language="en" fo:country="US"/>
    </style:style>
    <style:style style:name="T17" style:family="text">
      <style:text-properties officeooo:rsid="0428f079"/>
    </style:style>
    <style:style style:name="T18" style:family="text">
      <style:text-properties officeooo:rsid="0459af95"/>
    </style:style>
    <style:style style:name="T19" style:family="text">
      <style:text-properties officeooo:rsid="03bd9aad"/>
    </style:style>
    <style:style style:name="T20" style:family="text">
      <style:text-properties fo:color="#000000" style:font-name="Monospace" fo:font-size="12pt" fo:font-style="normal" fo:font-weight="normal" officeooo:rsid="045a2676" style:font-name-asian="Noto Sans CJK SC Regular" style:font-size-asian="12pt" style:font-style-asian="normal" style:font-weight-asian="normal" style:font-name-complex="Nachlieli CLM1" style:font-size-complex="16pt" style:font-style-complex="normal" style:font-weight-complex="normal"/>
    </style:style>
    <style:style style:name="T21" style:family="text">
      <style:text-properties fo:color="#000000" style:font-name="Monospace" fo:font-size="12pt" fo:font-style="normal" fo:font-weight="normal" officeooo:rsid="045d5c3f" style:font-name-asian="Noto Sans CJK SC Regular" style:font-size-asian="12pt" style:font-style-asian="normal" style:font-weight-asian="normal" style:font-name-complex="Nachlieli CLM1" style:font-size-complex="16pt" style:font-style-complex="normal" style:font-weight-complex="normal"/>
    </style:style>
    <style:style style:name="T22" style:family="text">
      <style:text-properties officeooo:rsid="045b50b8"/>
    </style:style>
    <style:style style:name="T23" style:family="text">
      <style:text-properties officeooo:rsid="045d5c3f"/>
    </style:style>
    <style:style style:name="T24" style:family="text">
      <style:text-properties officeooo:rsid="045ea679"/>
    </style:style>
    <style:style style:name="T25" style:family="text">
      <style:text-properties style:font-name="Monospace" officeooo:rsid="045ea679" style:font-size-asian="10.5pt" style:font-name-complex="David CLM" style:font-weight-complex="normal"/>
    </style:style>
    <style:style style:name="T26" style:family="text">
      <style:text-properties style:font-name="Monospace" officeooo:rsid="0462b545" style:font-size-asian="10.5pt" style:font-name-complex="David CLM" style:font-weight-complex="normal"/>
    </style:style>
    <style:style style:name="T27" style:family="text">
      <style:text-properties officeooo:rsid="045f7b1a"/>
    </style:style>
    <style:style style:name="T28" style:family="text">
      <style:text-properties officeooo:rsid="0462b54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text:span text:style-name="T3">מטלה</text:span> <text:span text:style-name="T4">- שידוכים יציבים</text:span></text:h>
      <text:p text:style-name="P6">יש לענות על שאלה אחת<text:span text:style-name="T2"> לבחירתכם</text:span>. <text:span text:style-name="T18">שאלות המסומנות בכוכבית * מזכות בניקוד כפול.</text:span></text:p>
      <text:p text:style-name="P14">שאלה <text:span text:style-name="T9">1</text:span>. <text:s/><text:span text:style-name="T9">שידוכים עם כמה מקומות בכל מחלקה</text:span></text:p>
      <text:p text:style-name="P9">נניח שבכל מחלקה יש מקום ל<text:span text:style-name="T10">שלושה </text:span>סטודנטים.</text:p>
      <text:p text:style-name="P9">א. הגדירו באופן פורמלי את המושג "שידוך יציב" במצב זה.</text:p>
      <text:p text:style-name="P9">ב. <text:span text:style-name="T10">הדגימו את פעולת אלגוריתם "קבלה על תנאי" על שתי מחלקות וחמישה סטודנטים.</text:span></text:p>
      <text:p text:style-name="P29"><text:span text:style-name="T11">ג. </text:span><text:span text:style-name="T25">רפי ואביבה</text:span><text:span text:style-name="T11"> הם שניים מתוך חמשת הסטודנטים מהסעיף הקודם. הם זוג, יש להם סדר עדיפות זהה על המחלקות, והם חייבים להיות באותה מחלקה. האם אלגוריתם "קבלה על תנאי" עדיין מחזיר שידוך יציב? </text:span></text:p>
      <text:p text:style-name="P28"/>
      <text:p text:style-name="P18"><text:span text:style-name="T19">שאלה </text:span><text:span text:style-name="T21">2</text:span><text:span text:style-name="T13">: כמה שידוכים יציבים יש?</text:span></text:p>
      <text:p text:style-name="P23">כשיש 3 סטודנטים ו-3 מחלקות, יש 6 שידוכים אפשריים <text:span text:style-name="T8">(3 עצרת)</text:span>. כמה מהם יציבים?</text:p>
      <text:p text:style-name="P24"><text:span text:style-name="T7">א</text:span>.<text:span text:style-name="T7"> הראו דוגמה שבה יש רק שידוך יציב אחד.</text:span></text:p>
      <text:p text:style-name="P25"><text:span text:style-name="T7">ב</text:span>. <text:span text:style-name="T5">הראו דוגמה שבה יש בדיוק 2 שידוכים יציבים.</text:span></text:p>
      <text:p text:style-name="P26"><text:span text:style-name="T12">ג</text:span>. <text:span text:style-name="T5">הראו דוגמה שבה יש בדיוק 3 שידוכים יציבים.</text:span></text:p>
      <text:p text:style-name="P23"><text:span text:style-name="T12">ד</text:span>. האם ייתכן שכל 6 השידוכים הם יציבים? אם כן - הראו דוגמה, אם לא – הוכיחו.</text:p>
      <text:p text:style-name="P27"/>
      <text:p text:style-name="P19"><text:span text:style-name="T19">שאלה </text:span><text:span text:style-name="T21">3</text:span><text:span text:style-name="T14">: שידוך יציב ויעילות</text:span></text:p>
      <text:p text:style-name="P8">א. <text:span text:style-name="T5">הוכיחו שכל שידוך יציב הוא יעיל-פארטו, אבל ההיפך לא נכון.</text:span></text:p>
      <text:p text:style-name="P7">ב. נניח שכל סטודנט מייחס ערך מספרי לכל מחלקה, כאשר המחלקה הכי גרועה בעיניו מקבלת 1, המחלקה הבאה מקבלת 2, וכו' (אם יש m מחלקות אז המחלקה הכי טובה מקבלת m). <text:s/>גם כל מחלקה מייחסת ערך מספרי לכל סטודנט באותו אופן. <text:s text:c="2"/>האם כל שידוך יציב ממקסם את סכום הערכים? הוכיחו או הראו דוגמה נגדית.</text:p>
      <text:p text:style-name="P13"/>
      <text:p text:style-name="P20"><text:span text:style-name="T19">* שאלה </text:span><text:span text:style-name="T21">4</text:span><text:span text:style-name="T15">: שידוכים יציבים עם אדישות </text:span></text:p>
      <text:p text:style-name="P10">בשיעור הנחנו, שלסטודנטים ולמחלקות יש סדרי עדיפות חזקים (ללא אדישות). במציאות ייתכן שסדרי העדיפות הם חלשים, כלומר ייתכן שסטודנט מסויים אדיש בין שתי מחלקות או יותר (מדרג אותן באותו מקום), ושמחלקה מסויימת אדישה בין שני סטודנטים או יותר.</text:p>
      <text:p text:style-name="P21"><text:span text:style-name="T28">א. </text:span>הציעו שלוש דרכים שונות להגדיר "שידוך יציב" במצב זה. עבור כל הגדרה, תנו דוגמה לשידוך יציב המקיים הגדרה זו ואינו מקיים את ההגדרות החזקות יותר.</text:p>
      <text:p text:style-name="P30"><text:soft-page-break/><text:span text:style-name="T28">ב. האם </text:span><text:span text:style-name="T26">במצב זה כל שידוך יציב הוא יעיל פארטו? הוכיחו או הראו דוגמה נגדית.</text:span></text:p>
      <text:p text:style-name="P11"><text:span text:style-name="T28">רמז:</text:span><text:span text:style-name="T17"> קיראו בויקיפדיה על "</text:span><text:bookmark text:name="firstHeading"/><text:span text:style-name="T16">Stable marriage with indifference</text:span><text:span text:style-name="T17">".</text:span></text:p>
      <text:p text:style-name="P12"/>
      <text:p text:style-name="P17">שאלה <text:span text:style-name="T21">5</text:span>: <text:span text:style-name="T22">שידוך יציב בפייתון</text:span></text:p>
      <text:p text:style-name="P22">ממשו בשפת פייתון את אלגוריתם "קבלה על תנאי". דגשים:</text:p>
      <text:p text:style-name="P22">* הגדרה נכונה של הקלט והפלט;</text:p>
      <text:p text:style-name="P22">* בדיקות-יחידה בעזרת doctest.</text:p>
      <text:p text:style-name="P22"/>
      <text:p text:style-name="P22"/>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1-04T18:18:28.350895855</meta:creation-date>
    <meta:generator>LibreOffice/6.4.6.2$Linux_X86_64 LibreOffice_project/40$Build-2</meta:generator>
    <dc:date>2020-12-30T13:39:02.672628417</dc:date>
    <meta:editing-duration>P11DT2H55M6S</meta:editing-duration>
    <meta:editing-cycles>1012</meta:editing-cycles>
    <dc:creator>Erel Segal-Halevi</dc:creator>
    <meta:document-statistic meta:table-count="0" meta:image-count="0" meta:object-count="0" meta:page-count="2" meta:paragraph-count="27" meta:word-count="346" meta:character-count="1848" meta:non-whitespace-character-count="1522"/>
  </office:meta>
</office:document-meta>
</file>